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1af" officeooo:paragraph-rsid="001811af"/>
    </style:style>
    <style:style style:name="P2" style:family="paragraph" style:parent-style-name="Standard">
      <style:text-properties officeooo:rsid="001981a7" officeooo:paragraph-rsid="001981a7"/>
    </style:style>
    <style:style style:name="P3" style:family="paragraph">
      <style:text-properties style:font-name="F" fo:font-size="12pt"/>
    </style:style>
    <style:style style:name="P4" style:family="paragraph">
      <loext:graphic-properties draw:fill="none" draw:fill-color="#ffffff"/>
      <style:text-properties style:font-name="F" fo:font-size="12pt"/>
    </style:style>
    <style:style style:name="P5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2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8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solução</text:p>
      <text:p text:style-name="P1"/>
      <text:p text:style-name="P1">1) soma binária</text:p>
      <text:p text:style-name="P1"/>
      <text:p text:style-name="P1"><draw:frame text:anchor-type="paragraph" draw:z-index="0" draw:name="Quadro de texto 1" draw:style-name="gr4" draw:text-style-name="P5" svg:width="2.514cm" svg:height="2.31cm" svg:x="0.616cm" svg:y="0.039cm"><draw:text-box><text:p text:style-name="P3">+ 10110</text:p><text:p text:style-name="P3"><text:s text:c="3"/>00111</text:p><text:p text:style-name="P3"><text:s/>_________</text:p><text:p text:style-name="P3"><text:s text:c="2"/>111101</text:p></draw:text-box></draw:frame><draw:frame text:anchor-type="paragraph" draw:z-index="1" draw:name="Quadro de texto 2" draw:style-name="gr4" draw:text-style-name="P5" svg:width="2.514cm" svg:height="2.31cm" svg:x="4.505cm" svg:y="0.118cm"><draw:text-box><text:p text:style-name="P3">b) + 011101</text:p><text:p text:style-name="P3"><text:s text:c="7"/>010010</text:p><text:p text:style-name="P3"><text:s text:c="6"/>_________</text:p><text:p text:style-name="P3"><text:s text:c="7"/>101111</text:p></draw:text-box></draw:frame><draw:frame text:anchor-type="paragraph" draw:z-index="2" draw:name="Quadro de texto 3" draw:style-name="gr3" draw:text-style-name="P4" svg:width="3.229cm" svg:height="2.886cm" svg:x="8.209cm" svg:y="0.145cm"><draw:text-box><text:p text:style-name="P3">c) +10001111</text:p><text:p text:style-name="P3"><text:s text:c="7"/>00000001</text:p><text:p text:style-name="P3"><text:s text:c="6"/>___________</text:p><text:p text:style-name="P3"><text:s text:c="6"/>10010000</text:p><text:p text:style-name="P3"><text:s text:c="7"/></text:p></draw:text-box></draw:frame>a)</text:p>
      <text:p text:style-name="P1"/>
      <text:p text:style-name="P1"/>
      <text:p text:style-name="P1"/>
      <text:p text:style-name="P1"/>
      <text:p text:style-name="P1"/>
      <text:p text:style-name="P2">2) Subtração Binaria</text:p>
      <text:p text:style-name="P2"/>
      <text:p text:style-name="P2"><draw:frame text:anchor-type="paragraph" draw:z-index="3" draw:name="Quadro de texto 4" draw:style-name="gr4" draw:text-style-name="P5" svg:width="2.514cm" svg:height="2.31cm" svg:x="0.589cm" svg:y="0.113cm"><draw:text-box><text:p text:style-name="P3">- 101101</text:p><text:p text:style-name="P3"><text:s text:c="3"/>010010</text:p><text:p text:style-name="P3"><text:s/>_________</text:p><text:p text:style-name="P3"><text:s text:c="5"/>11011</text:p></draw:text-box></draw:frame><draw:frame text:anchor-type="paragraph" draw:z-index="4" draw:name="Quadro de texto 5" draw:style-name="gr3" draw:text-style-name="P4" svg:width="3.123cm" svg:height="2.886cm" svg:x="4.452cm" svg:y="0.219cm"><draw:text-box><text:p text:style-name="P3">b)10001011</text:p><text:p text:style-name="P3"><text:s text:c="4"/>00110101</text:p><text:p text:style-name="P3"><text:s/>___________</text:p><text:p text:style-name="P3"><text:s text:c="5"/>1010110</text:p></draw:text-box></draw:frame><draw:frame text:anchor-type="paragraph" draw:z-index="5" draw:name="Quadro de texto 6" draw:style-name="gr3" draw:text-style-name="P4" svg:width="2.805cm" svg:height="2.886cm" svg:x="8.474cm" svg:y="0.192cm"><draw:text-box><text:p text:style-name="P3"><text:s/>c)101011101</text:p><text:p text:style-name="P3"><text:s text:c="4"/>011100110</text:p><text:p text:style-name="P3"><text:s/>_____________</text:p><text:p text:style-name="P3"><text:s text:c="4"/>1110111</text:p></draw:text-box></draw:frame>a) </text:p>
      <text:p text:style-name="P2"/>
      <text:p text:style-name="P2"/>
      <text:p text:style-name="P2"/>
      <text:p text:style-name="P2"/>
      <text:p text:style-name="P2"/>
      <text:p text:style-name="P2">3)</text:p>
      <text:p text:style-name="P2"/>
      <text:p text:style-name="P2"><draw:frame text:anchor-type="paragraph" draw:z-index="6" draw:name="Quadro de texto 7" draw:style-name="gr2" draw:text-style-name="P4" svg:width="6.377cm" svg:height="2.31cm" svg:x="0.801cm" svg:y="0.108cm"><draw:text-box><text:p text:style-name="P3">85 + 73 = +1010101</text:p><text:p text:style-name="P3"><text:s text:c="8"/><text:tab/><text:tab/> <text:s text:c="7"/>1001001</text:p><text:p text:style-name="P3"><text:tab/> <text:s text:c="6"/>__________</text:p><text:p text:style-name="P3"><text:s text:c="18"/>10011110</text:p></draw:text-box></draw:frame><draw:frame text:anchor-type="paragraph" draw:z-index="7" draw:name="Quadro de texto 8" draw:style-name="gr2" draw:text-style-name="P4" svg:width="6.377cm" svg:height="3.463cm" svg:x="7.691cm" svg:y="0.028cm"><draw:text-box><text:p text:style-name="P3">b) 233 + 120 = +11101001</text:p><text:p text:style-name="P3"><text:s text:c="8"/><text:tab/><text:tab/> <text:s text:c="16"/>00110001</text:p><text:p text:style-name="P3"><text:tab/> <text:s text:c="16"/>___________</text:p><text:p text:style-name="P3"><text:s/><text:tab/><text:tab/> <text:s text:c="14"/>100011010</text:p><text:p text:style-name="P3"><text:s text:c="33"/></text:p><text:p text:style-name="P3"><text:s text:c="18"/></text:p></draw:text-box></draw:frame><draw:frame text:anchor-type="paragraph" draw:z-index="8" draw:name="Quadro de texto 9" draw:style-name="gr2" draw:text-style-name="P4" svg:width="6.377cm" svg:height="3.463cm" svg:x="-0.258cm" svg:y="3.336cm"><draw:text-box><text:p text:style-name="P3"><text:s/>c)233 - 120 = - <text:s text:c="2"/>11101001</text:p><text:p text:style-name="P3"><text:s text:c="8"/><text:tab/><text:tab/> <text:s text:c="11"/><text:s text:c="5"/>00110001</text:p><text:p text:style-name="P3"><text:tab/> <text:s text:c="11"/><text:s text:c="5"/>___________</text:p><text:p text:style-name="P3"><text:s/><text:tab/><text:tab/> <text:s text:c="11"/><text:s text:c="5"/>10111000</text:p><text:p text:style-name="P3"><text:s text:c="24"/><text:s text:c="9"/></text:p><text:p text:style-name="P3"><text:s text:c="18"/></text:p></draw:text-box></draw:frame><draw:frame text:anchor-type="paragraph" draw:z-index="9" draw:name="Quadro de texto 10" draw:style-name="gr2" draw:text-style-name="P4" svg:width="6.377cm" svg:height="4.04cm" svg:x="7.558cm" svg:y="3.226cm"><draw:text-box><text:p text:style-name="P3"><text:s/>d)255 - 127 = - <text:s text:c="2"/>11111111</text:p><text:p text:style-name="P3"><text:s text:c="8"/><text:tab/><text:tab/> <text:s text:c="17"/><text:s text:c="2"/>1111111</text:p><text:p text:style-name="P3"><text:tab/> <text:s text:c="16"/>____________</text:p><text:p text:style-name="P3"><text:s text:c="30"/>10000000</text:p><text:p text:style-name="P3"><text:s/><text:tab/><text:tab/> <text:s text:c="16"/></text:p><text:p text:style-name="P3"><text:s text:c="30"/><text:s text:c="3"/></text:p><text:p text:style-name="P3"><text:s text:c="18"/></text:p></draw:text-box></draw:frame><draw:frame text:anchor-type="paragraph" draw:z-index="10" draw:name="Quadro de texto 11" draw:style-name="gr1" draw:text-style-name="P4" svg:width="6.377cm" svg:height="3.463cm" svg:x="-0.258cm" svg:y="6.511cm"><draw:text-box><text:p text:style-name="P3"><text:s/>e)128 - 15= <text:s text:c="2"/>- <text:s/><text:s/>10000000</text:p><text:p text:style-name="P3"><text:tab/><text:tab/><text:tab/><text:tab/> <text:s/>1111</text:p><text:p text:style-name="P3"><text:tab/> <text:s text:c="14"/><text:s text:c="2"/>___________</text:p><text:p text:style-name="P3"><text:s/><text:tab/><text:tab/> <text:s text:c="14"/><text:s text:c="3"/>1110001</text:p><text:p text:style-name="P3"><text:s text:c="27"/><text:s text:c="6"/></text:p><text:p text:style-name="P3"><text:s text:c="18"/></text:p></draw:text-box></draw:frame>a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5:27:46.741562802</meta:creation-date>
    <dc:date>2024-04-17T16:39:18.046322107</dc:date>
    <meta:editing-duration>PT1H11M30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7" meta:word-count="11" meta:character-count="53" meta:non-whitespace-character-count="48"/>
  </office:meta>
</office:document-meta>
</file>